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095cm" draw:marker-end-width="0.095cm" svg:stroke-linecap="round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095cm" draw:marker-end-width="0.09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7cm" draw:marker-start-width="0.155cm" draw:marker-end="Arrow_20_concave" draw:marker-end-width="0.375cm" draw:fill="none" draw:textarea-vertical-align="middle" fo:padding-top="0.16cm" fo:padding-bottom="0.16cm" fo:padding-left="0.285cm" fo:padding-right="0.28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g>
          <draw:line draw:style-name="gr1" draw:text-style-name="P1" draw:layer="layout" svg:x1="2.722cm" svg:y1="2.769cm" svg:x2="6.722cm" svg:y2="2.769cm">
            <text:p/>
          </draw:line>
          <draw:line draw:style-name="gr2" draw:text-style-name="P1" draw:layer="layout" svg:x1="2.722cm" svg:y1="4.769cm" svg:x2="2.722cm" svg:y2="0.769cm">
            <text:p/>
          </draw:line>
          <draw:line draw:style-name="gr2" draw:text-style-name="P1" draw:layer="layout" svg:x1="4.722cm" svg:y1="6.769cm" svg:x2="4.722cm" svg:y2="2.769cm">
            <text:p/>
          </draw:line>
          <draw:g>
            <draw:line draw:style-name="gr3" draw:text-style-name="P1" draw:layer="layout" svg:x1="1.722cm" svg:y1="4.769cm" svg:x2="4.722cm" svg:y2="4.769cm">
              <text:p/>
            </draw:line>
            <draw:line draw:style-name="gr3" draw:text-style-name="P1" draw:layer="layout" svg:x1="3.254cm" svg:y1="7.365cm" svg:x2="4.754cm" svg:y2="4.767cm">
              <text:p/>
            </draw:line>
            <draw:line draw:style-name="gr3" draw:text-style-name="P1" draw:layer="layout" svg:x1="1.706cm" svg:y1="6.517cm" svg:x2="4.304cm" svg:y2="5.017cm">
              <text:p/>
            </draw:line>
          </draw:g>
          <draw:g>
            <draw:line draw:style-name="gr3" draw:text-style-name="P1" draw:layer="layout" svg:x1="5.749cm" svg:y1="2.784cm" svg:x2="2.749cm" svg:y2="2.784cm">
              <text:p/>
            </draw:line>
            <draw:line draw:style-name="gr3" draw:text-style-name="P1" draw:layer="layout" svg:x1="4.218cm" svg:y1="0.188cm" svg:x2="2.718cm" svg:y2="2.786cm">
              <text:p/>
            </draw:line>
            <draw:line draw:style-name="gr3" draw:text-style-name="P1" draw:layer="layout" svg:x1="5.765cm" svg:y1="1.035cm" svg:x2="3.167cm" svg:y2="2.535cm">
              <text:p/>
            </draw:line>
          </draw:g>
          <draw:g>
            <draw:line draw:style-name="gr3" draw:text-style-name="P1" draw:layer="layout" svg:x1="4.737cm" svg:y1="5.806cm" svg:x2="4.737cm" svg:y2="2.806cm">
              <text:p/>
            </draw:line>
            <draw:line draw:style-name="gr3" draw:text-style-name="P1" draw:layer="layout" svg:x1="7.333cm" svg:y1="4.275cm" svg:x2="4.735cm" svg:y2="2.775cm">
              <text:p/>
            </draw:line>
            <draw:line draw:style-name="gr3" draw:text-style-name="P1" draw:layer="layout" svg:x1="6.485cm" svg:y1="5.822cm" svg:x2="4.985cm" svg:y2="3.224cm">
              <text:p/>
            </draw:line>
          </draw:g>
          <draw:line draw:style-name="gr1" draw:text-style-name="P1" draw:layer="layout" svg:x1="0.722cm" svg:y1="4.769cm" svg:x2="4.722cm" svg:y2="4.769cm">
            <text:p/>
          </draw:line>
          <draw:g>
            <draw:line draw:style-name="gr3" draw:text-style-name="P1" draw:layer="layout" svg:x1="2.762cm" svg:y1="1.754cm" svg:x2="2.762cm" svg:y2="4.754cm">
              <text:p/>
            </draw:line>
            <draw:line draw:style-name="gr3" draw:text-style-name="P1" draw:layer="layout" svg:x1="0.166cm" svg:y1="3.286cm" svg:x2="2.764cm" svg:y2="4.786cm">
              <text:p/>
            </draw:line>
            <draw:line draw:style-name="gr3" draw:text-style-name="P1" draw:layer="layout" svg:x1="1.013cm" svg:y1="1.738cm" svg:x2="2.513cm" svg:y2="4.336cm">
              <text:p/>
            </draw:line>
          </draw:g>
          <draw:g>
            <draw:line draw:style-name="gr3" draw:text-style-name="P1" draw:layer="layout" svg:x1="3.802cm" svg:y1="3.032cm" svg:x2="3.036cm" svg:y2="4.461cm">
              <text:p/>
            </draw:line>
            <draw:line draw:style-name="gr3" draw:text-style-name="P1" draw:layer="layout" svg:x1="4.491cm" svg:y1="3.798cm" svg:x2="3.165cm" svg:y2="4.62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hatch draw:name="Чёрная_20_-45_20_градусов_20_частая" draw:display-name="Чёрная -45 градусов частая" draw:style="single" draw:color="#000000" draw:distance="0.07cm" draw:rotation="31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22:36:27.726905619</meta:creation-date>
    <dc:date>2017-03-12T02:02:15.908632536</dc:date>
    <meta:editing-duration>PT41M57S</meta:editing-duration>
    <meta:editing-cycles>2</meta:editing-cycles>
    <meta:generator>LibreOffice/5.0.6.2$Linux_x86 LibreOffice_project/00m0$Build-2</meta:generator>
    <meta:document-statistic meta:object-count="24"/>
  </office:meta>
</office:document-meta>
</file>